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Blanco a gris clar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es de interferencia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3" table:style-name="ce12">
            <text:p>3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3">
            <text:p>Pirita 5%</text:p>
          </table:table-cell>
          <table:table-cell office:value-type="string" table:style-name="ce7">
            <text:p>Tetrahedrita-tennantita 15%</text:p>
          </table:table-cell>
          <table:table-cell office:value-type="string" table:style-name="ce7">
            <text:p>Esfalerita 50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cas generales del mineral</text:p>
          </table:table-cell>
          <table:table-cell office:value-type="string" table:style-name="ce3">
            <text:p>Galen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órmula química</text:p>
          </table:table-cell>
          <table:table-cell office:value-type="string" table:style-name="ce15">
            <text:p>PbS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Exfoliación al pulido</text:p>
          </table:table-cell>
          <table:table-cell office:value-type="string" table:style-name="ce9">
            <text:p>Generalmente visible y en forma de agujeros triangulares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Reflectividad</text:p>
          </table:table-cell>
          <table:table-cell office:value-type="string" table:style-name="ce5">
            <text:p>Alta (43.1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Blanco a gris cla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Baja: &gt;&gt;acantita-argentita, &gt;proustita-pirargirita, &lt; bournonita, &lt;tetrahedrita-tennantita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Pleocroísmo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es de interferencia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Minerales associados</text:p>
          </table:table-cell>
          <table:table-cell office:value-type="string" table:style-name="ce9">
            <text:p>Arsénico, bismuto, galena, arseniuro de Ni-Co, esfalerita, tetraedrita-tennant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6"/>
          <table:table-cell table:style-name="ce17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28:41Z</dc:date>
    <meta:editing-cycles>3</meta:editing-cycles>
    <meta:editing-duration>PT1452S</meta:editing-duration>
  </office:meta>
</office:document-meta>
</file>